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ationException.CompilationException( String errors , SourceFiles sourceFiles , ResourceFiles resource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Exception.buildMessage( String errors , SourceFiles sourceFiles , ResourceFiles resourceFi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